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./NRFRsrc_pl.po</text:p>
          </table:table-cell>
          <table:table-cell office:value-type="string">
            <text:p>W trakcie</text:p>
          </table:table-cell>
          <table:table-cell office:value-type="string">
            <text:p>WK</text:p>
          </table:table-cell>
          <table:table-cell office:value-type="string">
            <text:p>Do ciągu 118 wg Lokalize (Kbabel)</text:p>
          </table:table-cell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24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- wielolinijkowe msgid/msgst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5" office:value-type="string">
            <text:p>ja na razie dawałem zatwierdzenie</text:p>
          </table:table-cell>
          <table:table-cell table:number-columns-repeated="2"/>
          <table:table-cell table:style-name="ce6" office:value-type="string">
            <text:p>ja też :-)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- false i true: raz jest prawda i fałsz, raz tak i ni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5" office:value-type="string">
            <text:p>nie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ujednolicić "Go", "Show" i "View"?</text:p>
          </table:table-cell>
          <table:table-cell table:number-columns-repeated="1022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.03.2010</text:date>, <text:time>19:32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5T19:32:22</dc:date>
    <dc:language>pl-PL</dc:language>
    <meta:editing-cycles>45</meta:editing-cycles>
    <meta:editing-duration>PT08H01M27S</meta:editing-duration>
    <dc:creator>Wojciech Kapusta</dc:creator>
    <meta:document-statistic meta:table-count="2" meta:cell-count="3611" meta:object-count="0"/>
    <meta:user-defined meta:name="Informacja 1"/>
    <meta:user-defined meta:name="Informacja 2"/>
    <meta:user-defined meta:name="Informacja 3"/>
    <meta:user-defined meta:name="Informacja 4"/>
  </office:meta>
</office:document-meta>
</file>